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subsup>
                  <mo stretchy="false">ϕ</mo>
                  <mi>N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≡</mo>
              <mi/>
            </mrow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o stretchy="false">…</mo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n>1</mn>
                    </msub>
                  </mrow>
                </msub>
                <mo stretchy="false">…</mo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sup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  <mi>p</mi>
            </msup>
            <mi/>
            <mo stretchy="false">℘</mo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n>1</mn>
                    </msub>
                  </mrow>
                </msub>
                <mo stretchy="false">…</mo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</mrow>
        </mtd>
      </mtr>
      <mtr>
        <mtd>
          <mrow>
            <mo stretchy="false">⇒</mo>
            <mi/>
            <msubsup>
              <mi>S</mi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fenced open="∣" close="〉">
              <mrow>
                <msubsup>
                  <mo stretchy="false">ϕ</mo>
                  <mi>N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sup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  <mi>p</mi>
            </msup>
            <mi/>
            <mo stretchy="false">℘</mo>
            <mi/>
            <mfenced open="∣" close="〉">
              <mrow>
                <msubsup>
                  <mo stretchy="false">ϕ</mo>
                  <mi>N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=</mo>
              <mi/>
            </mrow>
            <mfenced open="∣" close="〉">
              <mrow>
                <msubsup>
                  <mo stretchy="false">ϕ</mo>
                  <mi>N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</mrow>
        </mtd>
      </mtr>
    </mtable>
    <annotation encoding="StarMath 5.0">left lline 
 %iphi _N ^{(`+-`)} 
right rangle 
~equiv~ 

left lline 
 %iphi _{%ialpha _1} dotslow %iphi _{%ialpha _N} 
right rangle ^{(`+-`)}
~=~ 
S _N ^{(`+-`)} 
` 
left lline 
 %iphi _{%ialpha _1} dotslow %iphi _{%ialpha _N} 
right rangle 
~=`
newline 

`=~ 
1 over {N "!"} ` sum from %Ux2118 ~ (+-`) ^p ~ %Ux2118 
` 
left lline 
 %iphi _{%ialpha _1} dotslow %iphi _{%ialpha _N} 
right rangle 

newline 
drarrow~ 

S _N ^{(`+-`)} 
` 
left lline 
 %iphi _N ^{(`+-`)} 
right rangle 
~=~ 

1 over {N "!"} ~ sum from %Ux2118 ~ (+-`) ^p ~ %Ux2118 
` 
left lline 
 %iphi _N ^{(`+-`)} 
right rangle 
~=~ 

left lline 
 %iphi _N ^{(`+-`)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8:19:47.634000000</meta:creation-date>
    <meta:generator>LibreOffice/4.1.4.2$Windows_x86 LibreOffice_project/0a0440ccc0227ad9829de5f46be37cfb6edcf72</meta:generator>
  </office:meta>
</office:document-meta>
</file>